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svg:stroke-color="#000000" svg:stroke-opacity="100%" draw:fill-color="#ffffff" draw:opacity="0%" draw:textarea-horizontal-align="justify" draw:textarea-vertical-align="middle" draw:auto-grow-height="false" fo:min-height="7.497cm" fo:min-width="16.772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Consolas1" fo:font-size="14pt"/>
    </style:style>
    <style:style style:name="P2" style:family="paragraph">
      <loext:graphic-properties draw:fill="solid"/>
      <style:paragraph-properties fo:text-align="center"/>
      <style:text-properties fo:font-size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Consolas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6cm" svg:height="1.017cm" svg:x="13.687cm" svg:y="1.661cm">
          <draw:text-box>
            <text:p><text:span text:style-name="T1">expr</text:span></text:p>
          </draw:text-box>
        </draw:frame>
        <draw:line draw:style-name="gr2" draw:text-style-name="P2" draw:layer="layout" svg:x1="14.114cm" svg:y1="2.323cm" svg:x2="13.225cm" svg:y2="3.212cm">
          <text:p/>
        </draw:line>
        <draw:line draw:style-name="gr2" draw:text-style-name="P2" draw:layer="layout" svg:x1="14.824cm" svg:y1="2.323cm" svg:x2="15.713cm" svg:y2="3.212cm">
          <text:p/>
        </draw:line>
        <draw:frame draw:style-name="gr3" draw:text-style-name="P1" draw:layer="layout" svg:width="2.639cm" svg:height="0.83cm" svg:x="13.39cm" svg:y="3.285cm">
          <draw:text-box>
            <text:p><text:span text:style-name="T1">ide(a)</text:span></text:p>
          </draw:text-box>
        </draw:frame>
        <draw:frame draw:style-name="gr4" draw:text-style-name="P1" draw:layer="layout" svg:width="2.667cm" svg:height="0.956cm" svg:x="15.391cm" svg:y="3.286cm">
          <draw:text-box>
            <text:p><text:span text:style-name="T1">ide(c)</text:span></text:p>
          </draw:text-box>
        </draw:frame>
        <draw:frame draw:style-name="gr5" draw:text-style-name="P1" draw:layer="layout" svg:width="1.397cm" svg:height="1.143cm" svg:x="6.487cm" svg:y="1.662cm">
          <draw:text-box>
            <text:p><text:span text:style-name="T1">+</text:span></text:p>
          </draw:text-box>
        </draw:frame>
        <draw:line draw:style-name="gr2" draw:text-style-name="P2" draw:layer="layout" svg:x1="6.614cm" svg:y1="2.324cm" svg:x2="5.725cm" svg:y2="3.213cm">
          <text:p/>
        </draw:line>
        <draw:line draw:style-name="gr2" draw:text-style-name="P2" draw:layer="layout" svg:x1="7.124cm" svg:y1="2.324cm" svg:x2="8.013cm" svg:y2="3.213cm">
          <text:p/>
        </draw:line>
        <draw:frame draw:style-name="gr3" draw:text-style-name="P1" draw:layer="layout" svg:width="2.639cm" svg:height="0.83cm" svg:x="4.59cm" svg:y="3.284cm">
          <draw:text-box>
            <text:p><text:span text:style-name="T1">ide(a)</text:span></text:p>
          </draw:text-box>
        </draw:frame>
        <draw:frame draw:style-name="gr4" draw:text-style-name="P1" draw:layer="layout" svg:width="2.667cm" svg:height="0.956cm" svg:x="6.991cm" svg:y="3.284cm">
          <draw:text-box>
            <text:p><text:span text:style-name="T1">ide(c)</text:span></text:p>
          </draw:text-box>
        </draw:frame>
        <draw:frame draw:style-name="gr5" draw:text-style-name="P1" draw:layer="layout" svg:width="1.397cm" svg:height="1.143cm" svg:x="12.588cm" svg:y="3.263cm">
          <draw:text-box>
            <text:p><text:span text:style-name="T1">+</text:span></text:p>
          </draw:text-box>
        </draw:frame>
        <draw:line draw:style-name="gr2" draw:text-style-name="P3" draw:layer="layout" svg:x1="14.447cm" svg:y1="2.397cm" svg:x2="14.447cm" svg:y2="3.159cm">
          <text:p/>
        </draw:line>
        <draw:frame draw:style-name="gr1" draw:text-style-name="P1" draw:layer="layout" svg:width="2.416cm" svg:height="1.017cm" svg:x="13.587cm" svg:y="4.562cm">
          <draw:text-box>
            <text:p><text:span text:style-name="T1">expr</text:span></text:p>
          </draw:text-box>
        </draw:frame>
        <draw:line draw:style-name="gr2" draw:text-style-name="P2" draw:layer="layout" svg:x1="14.014cm" svg:y1="5.224cm" svg:x2="13.125cm" svg:y2="6.113cm">
          <text:p/>
        </draw:line>
        <draw:line draw:style-name="gr2" draw:text-style-name="P2" draw:layer="layout" svg:x1="14.724cm" svg:y1="5.224cm" svg:x2="15.613cm" svg:y2="6.113cm">
          <text:p/>
        </draw:line>
        <draw:frame draw:style-name="gr5" draw:text-style-name="P1" draw:layer="layout" svg:width="1.397cm" svg:height="1.143cm" svg:x="6.187cm" svg:y="4.563cm">
          <draw:text-box>
            <text:p><text:span text:style-name="T1">+</text:span></text:p>
          </draw:text-box>
        </draw:frame>
        <draw:line draw:style-name="gr2" draw:text-style-name="P2" draw:layer="layout" svg:x1="6.314cm" svg:y1="5.225cm" svg:x2="5.425cm" svg:y2="6.114cm">
          <text:p/>
        </draw:line>
        <draw:line draw:style-name="gr2" draw:text-style-name="P2" draw:layer="layout" svg:x1="6.824cm" svg:y1="5.225cm" svg:x2="7.713cm" svg:y2="6.114cm">
          <text:p/>
        </draw:line>
        <draw:frame draw:style-name="gr5" draw:text-style-name="P1" draw:layer="layout" svg:width="1.397cm" svg:height="1.143cm" svg:x="13.988cm" svg:y="6.076cm">
          <draw:text-box>
            <text:p><text:span text:style-name="T1">+</text:span></text:p>
          </draw:text-box>
        </draw:frame>
        <draw:line draw:style-name="gr2" draw:text-style-name="P3" draw:layer="layout" svg:x1="14.347cm" svg:y1="5.298cm" svg:x2="14.347cm" svg:y2="6.06cm">
          <text:p/>
        </draw:line>
        <draw:frame draw:style-name="gr5" draw:text-style-name="P1" draw:layer="layout" svg:width="1.397cm" svg:height="1.143cm" svg:x="7.553cm" svg:y="6.062cm">
          <draw:text-box>
            <text:p><text:span text:style-name="T1">-</text:span></text:p>
          </draw:text-box>
        </draw:frame>
        <draw:line draw:style-name="gr2" draw:text-style-name="P2" draw:layer="layout" svg:x1="7.614cm" svg:y1="6.624cm" svg:x2="6.725cm" svg:y2="7.513cm">
          <text:p/>
        </draw:line>
        <draw:line draw:style-name="gr2" draw:text-style-name="P2" draw:layer="layout" svg:x1="8.224cm" svg:y1="6.624cm" svg:x2="9.113cm" svg:y2="7.513cm">
          <text:p/>
        </draw:line>
        <draw:frame draw:style-name="gr3" draw:text-style-name="P1" draw:layer="layout" svg:width="2.639cm" svg:height="0.83cm" svg:x="5.59cm" svg:y="7.584cm">
          <draw:text-box>
            <text:p><text:span text:style-name="T1">num(3)</text:span></text:p>
          </draw:text-box>
        </draw:frame>
        <draw:frame draw:style-name="gr4" draw:text-style-name="P1" draw:layer="layout" svg:width="2.667cm" svg:height="0.956cm" svg:x="8.091cm" svg:y="7.584cm">
          <draw:text-box>
            <text:p><text:span text:style-name="T1">ide(c)</text:span></text:p>
          </draw:text-box>
        </draw:frame>
        <draw:frame draw:style-name="gr3" draw:text-style-name="P1" draw:layer="layout" svg:width="2.639cm" svg:height="0.83cm" svg:x="4.391cm" svg:y="6.084cm">
          <draw:text-box>
            <text:p><text:span text:style-name="T1">ide(a)</text:span></text:p>
          </draw:text-box>
        </draw:frame>
        <draw:frame draw:style-name="gr1" draw:text-style-name="P1" draw:layer="layout" svg:width="2.416cm" svg:height="1.017cm" svg:x="15.287cm" svg:y="6.076cm">
          <draw:text-box>
            <text:p><text:span text:style-name="T1">expr</text:span></text:p>
          </draw:text-box>
        </draw:frame>
        <draw:line draw:style-name="gr2" draw:text-style-name="P2" draw:layer="layout" svg:x1="15.715cm" svg:y1="6.824cm" svg:x2="14.826cm" svg:y2="7.713cm">
          <text:p/>
        </draw:line>
        <draw:line draw:style-name="gr2" draw:text-style-name="P2" draw:layer="layout" svg:x1="16.425cm" svg:y1="6.824cm" svg:x2="17.314cm" svg:y2="7.713cm">
          <text:p/>
        </draw:line>
        <draw:frame draw:style-name="gr5" draw:text-style-name="P1" draw:layer="layout" svg:width="1.397cm" svg:height="1.143cm" svg:x="15.689cm" svg:y="7.776cm">
          <draw:text-box>
            <text:p><text:span text:style-name="T1">-</text:span></text:p>
          </draw:text-box>
        </draw:frame>
        <draw:line draw:style-name="gr2" draw:text-style-name="P3" draw:layer="layout" svg:x1="16.048cm" svg:y1="6.898cm" svg:x2="16.048cm" svg:y2="7.66cm">
          <text:p/>
        </draw:line>
        <draw:frame draw:style-name="gr1" draw:text-style-name="P1" draw:layer="layout" svg:width="2.416cm" svg:height="1.017cm" svg:x="13.588cm" svg:y="7.775cm">
          <draw:text-box>
            <text:p><text:span text:style-name="T1">num(3)</text:span></text:p>
          </draw:text-box>
        </draw:frame>
        <draw:frame draw:style-name="gr1" draw:text-style-name="P1" draw:layer="layout" svg:width="2.416cm" svg:height="1.017cm" svg:x="16.688cm" svg:y="7.776cm">
          <draw:text-box>
            <text:p><text:span text:style-name="T1">ide(c)</text:span></text:p>
          </draw:text-box>
        </draw:frame>
        <draw:frame draw:style-name="gr1" draw:text-style-name="P1" draw:layer="layout" svg:width="2.416cm" svg:height="1.017cm" svg:x="11.887cm" svg:y="6.077cm">
          <draw:text-box>
            <text:p><text:span text:style-name="T1">ide(a)</text:span></text:p>
          </draw:text-box>
        </draw:frame>
        <draw:custom-shape draw:style-name="gr6" draw:text-style-name="P4" draw:layer="layout" svg:width="17.272cm" svg:height="7.747cm" svg:x="2.524cm" svg:y="1.38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033cm" svg:y1="1.508cm" svg:x2="11.033cm" svg:y2="8.874cm">
          <text:p/>
        </draw:line>
        <draw:line draw:style-name="gr7" draw:text-style-name="P3" draw:layer="layout" svg:x1="2.905cm" svg:y1="4.302cm" svg:x2="19.415cm" svg:y2="4.3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6T20:53:58.749000000</meta:creation-date>
    <dc:date>2020-02-26T21:28:05.824000000</dc:date>
    <meta:editing-duration>PT8M42S</meta:editing-duration>
    <meta:editing-cycles>3</meta:editing-cycles>
    <meta:generator>LibreOffice/6.4.0.3$Windows_X86_64 LibreOffice_project/b0a288ab3d2d4774cb44b62f04d5d28733ac6df8</meta:generator>
    <meta:document-statistic meta:object-count="37"/>
  </office:meta>
</office:document-meta>
</file>